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Q_out" table:style-name="ta1">
        <table:shapes>
          <draw:frame draw:z-index="0" draw:style-name="gr1" draw:text-style-name="P1" svg:width="6.2988in" svg:height="3.5429in" svg:x="1.2925in" svg:y="0.0394in">
            <draw:object draw:notify-on-update-of-ranges="IQ_out.B1:IQ_out.B192 IQ_out.C1:IQ_out.C1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5" calcext:value-type="float">
            <text:p>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8" calcext:value-type="float">
            <text:p>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9" calcext:value-type="float">
            <text:p>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8" calcext:value-type="float">
            <text:p>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3" calcext:value-type="float">
            <text:p>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6" calcext:value-type="float">
            <text:p>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2" calcext:value-type="float">
            <text:p>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0" calcext:value-type="float">
            <text:p>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9" calcext:value-type="float">
            <text:p>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0" calcext:value-type="float">
            <text:p>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92" calcext:value-type="float">
            <text:p>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6" calcext:value-type="float">
            <text:p>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3" calcext:value-type="float">
            <text:p>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3" calcext:value-type="float">
            <text:p>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8" calcext:value-type="float">
            <text:p>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9" calcext:value-type="float">
            <text:p>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8" calcext:value-type="float">
            <text:p>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5" calcext:value-type="float">
            <text:p>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4" calcext:value-type="float">
            <text:p>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5" calcext:value-type="float">
            <text:p>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01" calcext:value-type="float">
            <text:p>-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00" calcext:value-type="float">
            <text:p>-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95" calcext:value-type="float">
            <text:p>-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84" calcext:value-type="float">
            <text:p>-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65" calcext:value-type="float">
            <text:p>-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38" calcext:value-type="float">
            <text:p>-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99" calcext:value-type="float">
            <text:p>-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48" calcext:value-type="float">
            <text:p>-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83" calcext:value-type="float">
            <text:p>-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03" calcext:value-type="float">
            <text:p>-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806" calcext:value-type="float">
            <text:p>-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892" calcext:value-type="float">
            <text:p>-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960" calcext:value-type="float">
            <text:p>-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09" calcext:value-type="float">
            <text:p>-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009" calcext:value-type="float">
            <text:p>-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960" calcext:value-type="float">
            <text:p>-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892" calcext:value-type="float">
            <text:p>-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806" calcext:value-type="float">
            <text:p>-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703" calcext:value-type="float">
            <text:p>-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83" calcext:value-type="float">
            <text:p>-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48" calcext:value-type="float">
            <text:p>-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99" calcext:value-type="float">
            <text:p>-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38" calcext:value-type="float">
            <text:p>-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65" calcext:value-type="float">
            <text:p>-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84" calcext:value-type="float">
            <text:p>-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95" calcext:value-type="float">
            <text:p>-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01" calcext:value-type="float">
            <text:p>-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5" calcext:value-type="float">
            <text:p>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4" calcext:value-type="float">
            <text:p>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5" calcext:value-type="float">
            <text:p>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8" calcext:value-type="float">
            <text:p>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9" calcext:value-type="float">
            <text:p>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8" calcext:value-type="float">
            <text:p>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3" calcext:value-type="float">
            <text:p>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3" calcext:value-type="float">
            <text:p>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06" calcext:value-type="float">
            <text:p>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92" calcext:value-type="float">
            <text:p>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60" calcext:value-type="float">
            <text:p>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60" calcext:value-type="float">
            <text:p>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92" calcext:value-type="float">
            <text:p>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6" calcext:value-type="float">
            <text:p>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3" calcext:value-type="float">
            <text:p>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3" calcext:value-type="float">
            <text:p>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8" calcext:value-type="float">
            <text:p>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9" calcext:value-type="float">
            <text:p>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38" calcext:value-type="float">
            <text:p>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5" calcext:value-type="float">
            <text:p>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4" calcext:value-type="float">
            <text:p>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5" calcext:value-type="float">
            <text:p>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01" calcext:value-type="float">
            <text:p>-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00" calcext:value-type="float">
            <text:p>-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95" calcext:value-type="float">
            <text:p>-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84" calcext:value-type="float">
            <text:p>-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65" calcext:value-type="float">
            <text:p>-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38" calcext:value-type="float">
            <text:p>-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299" calcext:value-type="float">
            <text:p>-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448" calcext:value-type="float">
            <text:p>-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83" calcext:value-type="float">
            <text:p>-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703" calcext:value-type="float">
            <text:p>-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806" calcext:value-type="float">
            <text:p>-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892" calcext:value-type="float">
            <text:p>-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960" calcext:value-type="float">
            <text:p>-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009" calcext:value-type="float">
            <text:p>-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009" calcext:value-type="float">
            <text:p>-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960" calcext:value-type="float">
            <text:p>-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892" calcext:value-type="float">
            <text:p>-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806" calcext:value-type="float">
            <text:p>-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703" calcext:value-type="float">
            <text:p>-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83" calcext:value-type="float">
            <text:p>-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448" calcext:value-type="float">
            <text:p>-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99" calcext:value-type="float">
            <text:p>-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138" calcext:value-type="float">
            <text:p>-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965" calcext:value-type="float">
            <text:p>-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84" calcext:value-type="float">
            <text:p>-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595" calcext:value-type="float">
            <text:p>-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00" calcext:value-type="float">
            <text:p>-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01" calcext:value-type="float">
            <text:p>-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0" calcext:value-type="float">
            <text:p>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5" calcext:value-type="float">
            <text:p>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4" calcext:value-type="float">
            <text:p>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5" calcext:value-type="float">
            <text:p>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38" calcext:value-type="float">
            <text:p>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9" calcext:value-type="float">
            <text:p>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8" calcext:value-type="float">
            <text:p>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3" calcext:value-type="float">
            <text:p>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3" calcext:value-type="float">
            <text:p>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6" calcext:value-type="float">
            <text:p>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92" calcext:value-type="float">
            <text:p>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60" calcext:value-type="float">
            <text:p>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9" calcext:value-type="float">
            <text:p>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60" calcext:value-type="float">
            <text:p>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92" calcext:value-type="float">
            <text:p>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06" calcext:value-type="float">
            <text:p>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03" calcext:value-type="float">
            <text:p>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3" calcext:value-type="float">
            <text:p>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8" calcext:value-type="float">
            <text:p>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9" calcext:value-type="float">
            <text:p>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38" calcext:value-type="float">
            <text:p>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65" calcext:value-type="float">
            <text:p>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5" calcext:value-type="float">
            <text:p>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01" calcext:value-type="float">
            <text:p>-201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00" calcext:value-type="float">
            <text:p>-400</text:p>
          </table:table-cell>
          <table:table-cell office:value-type="float" office:value="-1960" calcext:value-type="float">
            <text:p>-19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95" calcext:value-type="float">
            <text:p>-595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784" calcext:value-type="float">
            <text:p>-78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965" calcext:value-type="float">
            <text:p>-965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38" calcext:value-type="float">
            <text:p>-1138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99" calcext:value-type="float">
            <text:p>-1299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448" calcext:value-type="float">
            <text:p>-1448</text:p>
          </table:table-cell>
          <table:table-cell office:value-type="float" office:value="-1299" calcext:value-type="float">
            <text:p>-12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83" calcext:value-type="float">
            <text:p>-158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03" calcext:value-type="float">
            <text:p>-1703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806" calcext:value-type="float">
            <text:p>-1806</text:p>
          </table:table-cell>
          <table:table-cell office:value-type="float" office:value="-784" calcext:value-type="float">
            <text:p>-7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892" calcext:value-type="float">
            <text:p>-1892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960" calcext:value-type="float">
            <text:p>-19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009" calcext:value-type="float">
            <text:p>-200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038" calcext:value-type="float">
            <text:p>-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009" calcext:value-type="float">
            <text:p>-2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960" calcext:value-type="float">
            <text:p>-19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892" calcext:value-type="float">
            <text:p>-18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806" calcext:value-type="float">
            <text:p>-18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703" calcext:value-type="float">
            <text:p>-170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83" calcext:value-type="float">
            <text:p>-158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448" calcext:value-type="float">
            <text:p>-144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99" calcext:value-type="float">
            <text:p>-129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138" calcext:value-type="float">
            <text:p>-113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65" calcext:value-type="float">
            <text:p>-9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784" calcext:value-type="float">
            <text:p>-78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95" calcext:value-type="float">
            <text:p>-595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00" calcext:value-type="float">
            <text:p>-4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01" calcext:value-type="float">
            <text:p>-2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30T08:04:51.065780747</dc:date>
    <meta:editing-duration>PT5M23S</meta:editing-duration>
    <meta:editing-cycles>1</meta:editing-cycles>
    <meta:document-statistic meta:table-count="1" meta:cell-count="57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Inphase Quadrature</text:p>
        </chart:title>
        <chart:legend chart:legend-position="end" svg:x="13.651cm" svg:y="3.952cm" style:legend-expansion="high" chart:style-name="ch3"/>
        <chart:plot-area chart:style-name="ch4" table:cell-range-address="IQ_out.B1:IQ_out.C192" chart:data-source-has-labels="row" svg:x="1.331cm" svg:y="1.275cm" svg:width="12cm" svg:height="6.564cm">
          <chartooo:coordinate-region svg:x="2.429cm" svg:y="1.474cm" svg:width="10.819cm" svg:height="6.166cm"/>
          <chart:axis chart:dimension="x" chart:name="primary-x" chart:style-name="ch5">
            <chart:title svg:x="6.189cm" svg:y="8.019cm" chart:style-name="ch6">
              <text:p>Sample or time</text:p>
            </chart:title>
          </chart:axis>
          <chart:axis chart:dimension="y" chart:name="primary-y" chart:style-name="ch5">
            <chart:title svg:x="0.451cm" svg:y="5.342cm" chart:style-name="ch7">
              <text:p>Amplitude</text:p>
            </chart:title>
            <chart:grid chart:style-name="ch8" chart:class="major"/>
          </chart:axis>
          <chart:series chart:style-name="ch9" chart:values-cell-range-address="IQ_out.B1:IQ_out.B192" loext:label-string="sine" chart:class="chart:line">
            <chart:data-point chart:repeated="192"/>
          </chart:series>
          <chart:series chart:style-name="ch10" chart:values-cell-range-address="IQ_out.C1:IQ_out.C192" loext:label-string="cosine" chart:class="chart:line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e</text:p>
              </table:table-cell>
              <table:table-cell office:value-type="string">
                <text:p>cos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IQ_out.B1:IQ_out.B192</svg:desc>
                </draw:g>
              </table:table-cell>
              <table:table-cell office:value-type="float" office:value="2009">
                <text:p>2009</text:p>
                <draw:g>
                  <svg:desc>IQ_out.C1:IQ_out.C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5">
                <text:p>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4">
                <text:p>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5">
                <text:p>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8">
                <text:p>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9">
                <text:p>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8">
                <text:p>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3">
                <text:p>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3">
                <text:p>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6">
                <text:p>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2">
                <text:p>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0">
                <text:p>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9">
                <text:p>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9">
                <text:p>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0">
                <text:p>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2">
                <text:p>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6">
                <text:p>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3">
                <text:p>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3">
                <text:p>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8">
                <text:p>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9">
                <text:p>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8">
                <text:p>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5">
                <text:p>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4">
                <text:p>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5">
                <text:p>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">
                <text:p>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1">
                <text:p>-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00">
                <text:p>-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95">
                <text:p>-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84">
                <text:p>-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65">
                <text:p>-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38">
                <text:p>-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99">
                <text:p>-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48">
                <text:p>-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83">
                <text:p>-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03">
                <text:p>-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06">
                <text:p>-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92">
                <text:p>-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60">
                <text:p>-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09">
                <text:p>-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09">
                <text:p>-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60">
                <text:p>-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892">
                <text:p>-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806">
                <text:p>-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703">
                <text:p>-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83">
                <text:p>-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48">
                <text:p>-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99">
                <text:p>-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38">
                <text:p>-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65">
                <text:p>-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84">
                <text:p>-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95">
                <text:p>-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0">
                <text:p>-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1">
                <text:p>-2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">
                <text:p>2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">
                <text:p>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5">
                <text:p>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4">
                <text:p>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5">
                <text:p>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8">
                <text:p>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9">
                <text:p>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8">
                <text:p>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3">
                <text:p>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3">
                <text:p>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6">
                <text:p>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2">
                <text:p>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0">
                <text:p>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9">
                <text:p>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9">
                <text:p>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0">
                <text:p>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2">
                <text:p>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6">
                <text:p>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3">
                <text:p>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83">
                <text:p>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8">
                <text:p>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9">
                <text:p>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8">
                <text:p>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5">
                <text:p>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4">
                <text:p>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5">
                <text:p>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">
                <text:p>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01">
                <text:p>-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00">
                <text:p>-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95">
                <text:p>-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84">
                <text:p>-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65">
                <text:p>-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138">
                <text:p>-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99">
                <text:p>-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">
                <text:p>-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83">
                <text:p>-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03">
                <text:p>-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06">
                <text:p>-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892">
                <text:p>-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960">
                <text:p>-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09">
                <text:p>-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09">
                <text:p>-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60">
                <text:p>-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892">
                <text:p>-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06">
                <text:p>-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703">
                <text:p>-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583">
                <text:p>-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48">
                <text:p>-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99">
                <text:p>-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38">
                <text:p>-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65">
                <text:p>-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84">
                <text:p>-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95">
                <text:p>-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00">
                <text:p>-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1">
                <text:p>-2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">
                <text:p>2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0">
                <text:p>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5">
                <text:p>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4">
                <text:p>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5">
                <text:p>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8">
                <text:p>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9">
                <text:p>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8">
                <text:p>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83">
                <text:p>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3">
                <text:p>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6">
                <text:p>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2">
                <text:p>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0">
                <text:p>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9">
                <text:p>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9">
                <text:p>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60">
                <text:p>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2">
                <text:p>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06">
                <text:p>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3">
                <text:p>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3">
                <text:p>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8">
                <text:p>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99">
                <text:p>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8">
                <text:p>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5">
                <text:p>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4">
                <text:p>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5">
                <text:p>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0">
                <text:p>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1">
                <text:p>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1">
                <text:p>-201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00">
                <text:p>-400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95">
                <text:p>-595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84">
                <text:p>-78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65">
                <text:p>-96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38">
                <text:p>-113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99">
                <text:p>-1299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48">
                <text:p>-1448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583">
                <text:p>-158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703">
                <text:p>-170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06">
                <text:p>-180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92">
                <text:p>-1892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60">
                <text:p>-19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09">
                <text:p>-200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38">
                <text:p>-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009">
                <text:p>-20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60">
                <text:p>-19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92">
                <text:p>-18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06">
                <text:p>-180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703">
                <text:p>-170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583">
                <text:p>-158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48">
                <text:p>-14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99">
                <text:p>-12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138">
                <text:p>-113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65">
                <text:p>-96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84">
                <text:p>-78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95">
                <text:p>-595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00">
                <text:p>-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01">
                <text:p>-2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